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50a6"/>
    </style:style>
    <style:style style:name="P2" style:family="paragraph" style:parent-style-name="Standard">
      <style:text-properties officeooo:rsid="001650a6" officeooo:paragraph-rsid="001650a6"/>
    </style:style>
    <style:style style:name="P3" style:family="paragraph" style:parent-style-name="Standard">
      <style:text-properties officeooo:rsid="0016fa7e" officeooo:paragraph-rsid="0016fa7e"/>
    </style:style>
    <style:style style:name="P4" style:family="paragraph" style:parent-style-name="Standard">
      <style:text-properties officeooo:rsid="0017683f" officeooo:paragraph-rsid="0017683f"/>
    </style:style>
    <style:style style:name="P5" style:family="paragraph" style:parent-style-name="Standard">
      <style:text-properties officeooo:paragraph-rsid="0017683f"/>
    </style:style>
    <style:style style:name="P6" style:family="paragraph" style:parent-style-name="Text_20_body">
      <style:text-properties officeooo:rsid="0017683f" officeooo:paragraph-rsid="0017683f"/>
    </style:style>
    <style:style style:name="P7" style:family="paragraph" style:parent-style-name="Text_20_body">
      <style:text-properties officeooo:rsid="0017683f" officeooo:paragraph-rsid="0017aef8"/>
    </style:style>
    <style:style style:name="P8" style:family="paragraph" style:parent-style-name="Text_20_body">
      <style:text-properties officeooo:rsid="0017aef8" officeooo:paragraph-rsid="0017aef8"/>
    </style:style>
    <style:style style:name="T1" style:family="text">
      <style:text-properties officeooo:rsid="0016fa7e"/>
    </style:style>
    <style:style style:name="T2" style:family="text">
      <style:text-properties officeooo:rsid="0017aef8"/>
    </style:style>
    <style:style style:name="T3" style:family="text">
      <style:text-properties officeooo:rsid="001871fd"/>
    </style:style>
    <style:style style:name="T4" style:family="text">
      <style:text-properties officeooo:rsid="001768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EJERCICIO 1</text:p>
      <text:p text:style-name="Standard"/>
      <text:p text:style-name="P1">Contrato temporal </text:p>
      <text:p text:style-name="P1">• Conceptos salariales: </text:p>
      <text:p text:style-name="P1">◦ Salario base: 1.000€ /mes </text:p>
      <text:p text:style-name="P1"/>
      <text:p text:style-name="P1">◦ Plus de disponibilidad: 250€ /mes </text:p>
      <text:p text:style-name="P1"/>
      <text:p text:style-name="P1">◦ Percibe 2 pagas extras al año, a cobrar en julio y diciembre, cada una por importe de un salario base y plus de disponibilidad </text:p>
      <text:p text:style-name="P1"/>
      <text:p text:style-name="P1">◦ Dietas: ha comido fuera del municipio de su puesto de trabajo un total de 5 días en este mes, y ha cobrado por ello 150€ en concepto de dietas. <text:span text:style-name="T1">= 30= 26,67+3,33</text:span></text:p>
      <text:p text:style-name="P1"/>
      <text:p text:style-name="P1">◦ IRPF: 7% </text:p>
      <text:p text:style-name="P1"/>
      <text:p text:style-name="P2">devengos</text:p>
      <text:p text:style-name="P2"/>
      <text:p text:style-name="P2">1000</text:p>
      <text:p text:style-name="P2">250 plus</text:p>
      <text:p text:style-name="P2">150</text:p>
      <text:p text:style-name="P2"/>
      <text:p text:style-name="P3">A=1400</text:p>
      <text:p text:style-name="P3">“<text:span text:style-name="T2">A”=1266,65</text:span></text:p>
      <text:p text:style-name="P3"/>
      <text:p text:style-name="P2">Bases de cotización </text:p>
      <text:p text:style-name="P2">Bc=1250 +208,33<text:span text:style-name="T1">+16,65</text:span>=1.476,98</text:p>
      <text:p text:style-name="P1"/>
      <text:p text:style-name="P2">Deducciones (B) </text:p>
      <text:p text:style-name="P2">COMUNES (bc)</text:p>
      <text:p text:style-name="P2">4,7<text:span text:style-name="T1">=69,42</text:span></text:p>
      <text:p text:style-name="P2">0,15%<text:span text:style-name="T1">=2,22</text:span></text:p>
      <text:p text:style-name="P2"/>
      <text:p text:style-name="P2">PROFESIONALES </text:p>
      <text:p text:style-name="P2">010%<text:span text:style-name="T1">=1,48</text:span></text:p>
      <text:p text:style-name="P2">1,6%<text:span text:style-name="T1">=23,63</text:span></text:p>
      <text:p text:style-name="P1"/>
      <text:p text:style-name="P3">parte1=96,75</text:p>
      <text:p text:style-name="P3">irpf=7% <text:span text:style-name="T2">* ”A”</text:span>=88,6<text:span text:style-name="T3">7</text:span></text:p>
      <text:p text:style-name="P1"/>
      <text:p text:style-name="P3">B=185,42</text:p>
      <text:p text:style-name="P1"/>
      <text:p text:style-name="P1"/>
      <text:p text:style-name="P4">total=A-B=<text:span text:style-name="T3">1</text:span>.214,5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2. EJERCICIO 2</text:p>
      <text:p text:style-name="P1"/>
      <text:p text:style-name="P1"/>
      <text:p text:style-name="P1">Contrato indefinido </text:p>
      <text:p text:style-name="P1"/>
      <text:p text:style-name="P1">• Conceptos salariales: </text:p>
      <text:p text:style-name="P1"/>
      <text:p text:style-name="P1">◦ Salario base: 1.320€ /mes </text:p>
      <text:p text:style-name="P1"/>
      <text:p text:style-name="P1">◦ Plus de convenio 42€/mes </text:p>
      <text:p text:style-name="P1"/>
      <text:p text:style-name="P1"/>
      <text:p text:style-name="P1">◦ Horas extra “normales”: ha realizado 20 horas extra. Según el convenio colectivo aplicable, cada hora extra se paga a 12€ </text:p>
      <text:p text:style-name="P1"/>
      <text:p text:style-name="P1">◦ Percibe 2 pagas extras al año, prorrateadas, cada una por importe de un salario base </text:p>
      <text:p text:style-name="P1"/>
      <text:p text:style-name="P1">◦ Kilometraje: ha realizado 200 Km, y ha percibido por ello 56€ </text:p>
      <text:p text:style-name="P1"/>
      <text:p text:style-name="P1">◦ IRPF: 12%</text:p>
      <text:p text:style-name="P1"/>
      <text:p text:style-name="P4">devengo(A)</text:p>
      <text:p text:style-name="P4"/>
      <text:p text:style-name="P5"><text:s/>Salario base: 1.320€ /mes </text:p>
      <text:p text:style-name="P5"/>
      <text:p text:style-name="P5">Plus de convenio 42€/mes </text:p>
      <text:p text:style-name="P5"/>
      <text:p text:style-name="P4">220</text:p>
      <text:p text:style-name="P4"/>
      <text:p text:style-name="P4">240 hex</text:p>
      <text:p text:style-name="P4"/>
      <text:p text:style-name="Text_20_body">56<text:span text:style-name="T4">=</text:span> <text:span text:style-name="T4">0,28e/Km=0,26+0.02=4</text:span></text:p>
      <text:p text:style-name="P6">A=1878</text:p>
      <text:p text:style-name="P7">“<text:span text:style-name="T2">A”=</text:span>1878-<text:span text:style-name="T2">52=1826</text:span></text:p>
      <text:p text:style-name="P6">Bases cotización</text:p>
      <text:p text:style-name="P6">Bc=1.586</text:p>
      <text:p text:style-name="P6">BcP=Bc+240=1826</text:p>
      <text:p text:style-name="P6">BcHe=240</text:p>
      <text:p text:style-name="P6"/>
      <text:p text:style-name="P6">Deducciones (B) </text:p>
      <text:p text:style-name="P8"><text:soft-page-break/>comunes(BC)</text:p>
      <text:p text:style-name="P8">4,7=74,54</text:p>
      <text:p text:style-name="P8">0,15 =2,38</text:p>
      <text:p text:style-name="P8"/>
      <text:p text:style-name="P8">profesionales(BcP)</text:p>
      <text:p text:style-name="P8">0,10=1,83</text:p>
      <text:p text:style-name="P8">1,55=28,3</text:p>
      <text:p text:style-name="P8">horas ex</text:p>
      <text:p text:style-name="P8">4,7=11,28</text:p>
      <text:p text:style-name="P8">parte 1=118,33</text:p>
      <text:p text:style-name="P8">irpf=12% * “A”=219,12</text:p>
      <text:p text:style-name="P8">B=337,45</text:p>
      <text:p text:style-name="P8"/>
      <text:p text:style-name="P8">total=A-B=1.540,5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1T15:15:01.684972100</meta:creation-date>
    <dc:date>2026-02-11T16:18:16.593354600</dc:date>
    <meta:editing-duration>PT14M2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3" meta:paragraph-count="61" meta:word-count="217" meta:character-count="1373" meta:non-whitespace-character-count="1197"/>
  </office:meta>
</office:document-meta>
</file>